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3Properties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3Properties.getKey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Properties.loa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3Properties.Web3Properties( Properties defa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Properties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3Properties.Web3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